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9bba" officeooo:paragraph-rsid="00119bba"/>
    </style:style>
    <style:style style:name="P2" style:family="paragraph" style:parent-style-name="Standard">
      <style:text-properties officeooo:rsid="0011e60c" officeooo:paragraph-rsid="0011e60c"/>
    </style:style>
    <style:style style:name="P3" style:family="paragraph" style:parent-style-name="Standard">
      <style:text-properties officeooo:rsid="00119bba" officeooo:paragraph-rsid="00119bba"/>
    </style:style>
    <style:style style:name="P4" style:family="paragraph" style:parent-style-name="Standard">
      <style:text-properties style:text-underline-style="solid" style:text-underline-width="auto" style:text-underline-color="font-color" officeooo:rsid="00119bba" officeooo:paragraph-rsid="00119bba"/>
    </style:style>
    <style:style style:name="T1" style:family="text">
      <style:text-properties officeooo:rsid="0011e60c"/>
    </style:style>
    <style:style style:name="T2" style:family="text">
      <style:text-properties officeooo:rsid="0012b7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NOTION</text:p>
      <text:p text:style-name="P1"/>
      <text:p text:style-name="P1">https://www.notion.so/Protectora-J-30343ab31649809b885ee358fcbb1496?source=copy_link</text:p>
      <text:p text:style-name="P4"/>
      <text:p text:style-name="P1">Se agenda una reunión sobre mejoras de la protectora.</text:p>
      <text:p text:style-name="P1"/>
      <text:p text:style-name="P1">Se añaden un conjunto de documentos que abren otras páginas donde se introduce más información de cada documento.</text:p>
      <text:p text:style-name="P1"/>
      <text:p text:style-name="P1">El primero muestra todos los animales que hay en el refugio separados por bloques, por mamíferos comunes como perros y gatos y animales exóticos. Dentro de cada uno se aparece una tabla con los datos.</text:p>
      <text:p text:style-name="P1"/>
      <text:p text:style-name="P1">En el bloque de exóticos encontramos <text:span text:style-name="T1">una lista con </text:span>el tipo animal dentro<text:span text:style-name="T1"> la especie para saber globalmente los animales de cada uno, con un documento con los datos de cada uno.</text:span></text:p>
      <text:p text:style-name="P1"/>
      <text:p text:style-name="P2">En el segundo encontramos en una tabla con los adoptantes donde aparecen los datos de la persona que ha adoptado un animal, donde se le relaciona directamente con él, donde clicando en el nombre del animal te aparecen sus datos.</text:p>
      <text:p text:style-name="P2"/>
      <text:p text:style-name="P2">En el tercero se nos muestra un calendario donde se indican las tareas que tienen que realizar los voluntarios para controlar que todas las tareas queden cubiertas.</text:p>
      <text:p text:style-name="P2"/>
      <text:p text:style-name="P2">En el cuarto se encuentran los animales adoptados, en cada uno se encuentran sus datos y un enlace a los datos de la persona adoptante. Se añaden comentarios sobre la persona.</text:p>
      <text:p text:style-name="P2"/>
      <text:p text:style-name="P2">Por último hay una lista con los documentos con los links necesarios, el formulario, <text:span text:style-name="T2">el cual</text:span> se le envía a los usuarios para que rellenen cuando quieren realizar la adopción, <text:span text:style-name="T2">además de las cifras del refugio.</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18T19:50:36.955000000</meta:creation-date>
    <dc:date>2026-02-18T20:29:06.025000000</dc:date>
    <meta:editing-duration>PT2M50S</meta:editing-duration>
    <meta:editing-cycles>2</meta:editing-cycles>
    <meta:generator>LibreOffice/24.2.3.2$Windows_X86_64 LibreOffice_project/433d9c2ded56988e8a90e6b2e771ee4e6a5ab2ba</meta:generator>
    <meta:document-statistic meta:table-count="0" meta:image-count="0" meta:object-count="0" meta:page-count="1" meta:paragraph-count="10" meta:word-count="230" meta:character-count="1411" meta:non-whitespace-character-count="1187"/>
  </office:meta>
</office:document-meta>
</file>